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00000017017F14540E1EC487C.png" manifest:media-type="image/png"/>
  <manifest:file-entry manifest:full-path="Pictures/1000020100000257000000CD773C605FF885A97E.png" manifest:media-type="image/png"/>
  <manifest:file-entry manifest:full-path="Pictures/10000201000002B2000001C453A3391D1485C854.png" manifest:media-type="image/png"/>
  <manifest:file-entry manifest:full-path="Pictures/100002010000029E00000231E4F772030CDEF060.png" manifest:media-type="image/png"/>
  <manifest:file-entry manifest:full-path="Pictures/1000020100000261000001C70A347A570223B19B.png" manifest:media-type="image/png"/>
  <manifest:file-entry manifest:full-path="Pictures/100002010000026C0000017832756CEC7AC933C2.png" manifest:media-type="image/png"/>
  <manifest:file-entry manifest:full-path="Pictures/100002010000027D000001B3F14A7A03BCE11EDD.png" manifest:media-type="image/png"/>
  <manifest:file-entry manifest:full-path="Pictures/100002010000022F000002274740441BD1D4DA36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6b97e" officeooo:paragraph-rsid="0006b97e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Plaatjes met info over de PMS7003 </text:p>
      <text:p text:style-name="P1"/>
      <text:p text:style-name="Standard"/>
      <text:p text:style-name="Standard"/>
      <text:p text:style-name="Standard"><draw:frame draw:style-name="fr1" draw:name="Image1" text:anchor-type="paragraph" svg:x="10.922cm" svg:y="0.286cm" svg:width="6.041cm" svg:height="4.514cm" draw:z-index="0"><draw:image xlink:href="Pictures/1000020100000261000001C70A347A570223B19B.png" xlink:type="simple" xlink:show="embed" xlink:actuate="onLoad" loext:mime-type="image/x-vclgraphic"/></draw:frame></text:p>
      <text:p text:style-name="Standard"><draw:frame draw:style-name="fr1" draw:name="Image5" text:anchor-type="paragraph" svg:x="0.778cm" svg:y="0.026cm" svg:width="7.276cm" svg:height="4.413cm" draw:z-index="4"><draw:image xlink:href="Pictures/100002010000026C0000017832756CEC7AC933C2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10.707cm" svg:y="0.273cm" svg:width="6.516cm" svg:height="3.951cm" draw:z-index="3"><draw:image xlink:href="Pictures/100002010000026C0000017832756CEC7AC933C2.png" xlink:type="simple" xlink:show="embed" xlink:actuate="onLoad" loext:mime-type="image/x-vclgraphic"/></draw:frame></text:p>
      <text:p text:style-name="Standard"><draw:frame draw:style-name="fr1" draw:name="Image3" text:anchor-type="paragraph" svg:x="0.924cm" svg:y="0.065cm" svg:width="6.514cm" svg:height="5.454cm" draw:z-index="2"><draw:image xlink:href="Pictures/100002010000029E00000231E4F772030CDEF060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><draw:frame draw:style-name="fr1" draw:name="Image6" text:anchor-type="paragraph" svg:x="0.972cm" svg:y="4.759cm" svg:width="5.881cm" svg:height="5.798cm" draw:z-index="5"><draw:image xlink:href="Pictures/100002010000022F000002274740441BD1D4DA36.png" xlink:type="simple" xlink:show="embed" xlink:actuate="onLoad" loext:mime-type="image/x-vclgraphic"/></draw:frame><draw:frame draw:style-name="fr1" draw:name="Image7" text:anchor-type="paragraph" svg:x="10.76cm" svg:y="2.933cm" svg:width="6.165cm" svg:height="4.21cm" draw:z-index="6"><draw:image xlink:href="Pictures/100002010000027D000001B3F14A7A03BCE11EDD.png" xlink:type="simple" xlink:show="embed" xlink:actuate="onLoad" loext:mime-type="image/x-vclgraphic"/></draw:frame><text:line-break/><text:line-break/></text:p>
      <text:p text:style-name="P2"><draw:frame draw:style-name="fr1" draw:name="Image8" text:anchor-type="paragraph" svg:x="0.504cm" svg:y="2.106cm" svg:width="16.08cm" svg:height="10.532cm" draw:z-index="7"><draw:image xlink:href="Pictures/10000201000002B2000001C453A3391D1485C854.png" xlink:type="simple" xlink:show="embed" xlink:actuate="onLoad" loext:mime-type="image/x-vclgraphic"/></draw:frame><draw:frame draw:style-name="fr1" draw:name="Image2" text:anchor-type="paragraph" svg:x="0.048cm" svg:y="15.732cm" svg:width="5.988cm" svg:height="2.05cm" draw:z-index="1"><draw:image xlink:href="Pictures/1000020100000257000000CD773C605FF885A97E.png" xlink:type="simple" xlink:show="embed" xlink:actuate="onLoad" loext:mime-type="image/x-vclgraphic"/></draw:frame><draw:frame draw:style-name="fr1" draw:name="Image9" text:anchor-type="paragraph" svg:x="-0.226cm" svg:y="17.78cm" svg:width="9.597cm" svg:height="5.255cm" draw:z-index="8"><draw:image xlink:href="Pictures/10000201000002A00000017017F14540E1EC487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09:51:03.215862222</meta:creation-date>
    <dc:date>2017-11-27T10:29:57.141264666</dc:date>
    <meta:editing-duration>PT28M32S</meta:editing-duration>
    <meta:editing-cycles>2</meta:editing-cycles>
    <meta:generator>LibreOffice/5.4.2.2$MacOSX_X86_64 LibreOffice_project/22b09f6418e8c2d508a9eaf86b2399209b0990f4</meta:generator>
    <meta:document-statistic meta:table-count="0" meta:image-count="9" meta:object-count="0" meta:page-count="2" meta:paragraph-count="2" meta:word-count="6" meta:character-count="36" meta:non-whitespace-character-count="28"/>
  </office:meta>
</office:document-meta>
</file>